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>
        <table:iteration table:status="enable"/>
      </table:calculation-settings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nzahl</text:p>
          </table:table-cell>
          <table:table-cell office:value-type="float" office:value="3">
            <text:p>3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Library</text:p>
          </table:table-cell>
          <table:table-cell office:value-type="string">
            <text:p>Reichelt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B$1]*[.A2]" office:value-type="float" office:value="21">
            <text:p>21</text:p>
          </table:table-cell>
          <table:table-cell office:value-type="string">
            <text:p>C1, C2, C5, C7</text:p>
          </table:table-cell>
          <table:table-cell office:value-type="string">
            <text:p>100nF</text:p>
          </table:table-cell>
          <table:table-cell office:value-type="string">
            <text:p>C0805K</text:p>
          </table:table-cell>
          <table:table-cell office:value-type="string">
            <text:p>rcl</text:p>
          </table:table-cell>
          <table:table-cell table:style-name="ce5" office:value-type="string">
            <text:p><text:a xlink:href="http://www.reichelt.de/Vielschicht-SMD-G0805/X7R-G0805-100N/index.html?;ACTION=3;LA=2;ARTICLE=31879;GROUPID=3165;SID=13TWgtTH8AAAIAAEgztoo18c9a48cc3f627c715d9354cef4bd4d0">X7R-G0805 100N</text:a></text:p>
          </table:table-cell>
          <table:table-cell office:value-type="float" office:value="0.05">
            <text:p>0,05</text:p>
          </table:table-cell>
          <table:table-cell table:formula="of:=[.B2]*[.H2]" office:value-type="float" office:value="1.05">
            <text:p>1,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3, C4</text:p>
          </table:table-cell>
          <table:table-cell office:value-type="string">
            <text:p>1pF</text:p>
          </table:table-cell>
          <table:table-cell office:value-type="string">
            <text:p>C0805K</text:p>
          </table:table-cell>
          <table:table-cell office:value-type="string">
            <text:p>rcl</text:p>
          </table:table-cell>
          <table:table-cell/>
          <table:table-cell/>
          <table:table-cell table:formula="of:=[.B3]*[.H3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6</text:p>
          </table:table-cell>
          <table:table-cell office:value-type="string">
            <text:p>47µF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  <table:table-cell office:value-type="string">
            <text:p>RAD 47/25</text:p>
          </table:table-cell>
          <table:table-cell office:value-type="float" office:value="0.04">
            <text:p>0,04</text:p>
          </table:table-cell>
          <table:table-cell table:formula="of:=[.B4]*[.H4]" office:value-type="float" office:value="0.16">
            <text:p>0,1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$B$1]*[.A5]" office:value-type="float" office:value="21">
            <text:p>21</text:p>
          </table:table-cell>
          <table:table-cell office:value-type="string">
            <text:p>D1 – D7</text:p>
          </table:table-cell>
          <table:table-cell office:value-type="string">
            <text:p>1N4148</text:p>
          </table:table-cell>
          <table:table-cell office:value-type="string">
            <text:p>SOD80C</text:p>
          </table:table-cell>
          <table:table-cell office:value-type="string">
            <text:p>diode</text:p>
          </table:table-cell>
          <table:table-cell office:value-type="string">
            <text:p>SMD 1N 4148</text:p>
          </table:table-cell>
          <table:table-cell office:value-type="float" office:value="0.02">
            <text:p>0,02</text:p>
          </table:table-cell>
          <table:table-cell table:formula="of:=[.B5]*[.H5]" office:value-type="float" office:value="0.42">
            <text:p>0,4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$B$1]*[.A6]" office:value-type="float" office:value="3">
            <text:p>3</text:p>
          </table:table-cell>
          <table:table-cell office:value-type="string">
            <text:p>IC1</text:p>
          </table:table-cell>
          <table:table-cell office:value-type="string">
            <text:p>ULN2003AD</text:p>
          </table:table-cell>
          <table:table-cell table:style-name="ce4" office:value-type="date" office:date-value="2011-08-16">
            <text:p>16.08.11</text:p>
          </table:table-cell>
          <table:table-cell office:value-type="string">
            <text:p>uln-udn</text:p>
          </table:table-cell>
          <table:table-cell office:value-type="string">
            <text:p>ULN 2003 AD SMD</text:p>
          </table:table-cell>
          <table:table-cell office:value-type="float" office:value="0.28">
            <text:p>0,28</text:p>
          </table:table-cell>
          <table:table-cell table:formula="of:=[.B6]*[.H6]" office:value-type="float" office:value="0.84">
            <text:p>0,8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IC2</text:p>
          </table:table-cell>
          <table:table-cell office:value-type="string">
            <text:p>PCA82C250T</text:p>
          </table:table-cell>
          <table:table-cell table:style-name="ce4" office:value-type="date" office:date-value="2011-08-08">
            <text:p>08.08.11</text:p>
          </table:table-cell>
          <table:table-cell office:value-type="string">
            <text:p>micro-philips</text:p>
          </table:table-cell>
          <table:table-cell office:value-type="string">
            <text:p>PCA 82C250 T</text:p>
          </table:table-cell>
          <table:table-cell office:value-type="float" office:value="0.79">
            <text:p>0,79</text:p>
          </table:table-cell>
          <table:table-cell table:formula="of:=[.B7]*[.H7]" office:value-type="float" office:value="4.74">
            <text:p>4,7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IC3</text:p>
          </table:table-cell>
          <table:table-cell office:value-type="string">
            <text:p>7805L</text:p>
          </table:table-cell>
          <table:table-cell office:value-type="string">
            <text:p>TO92</text:p>
          </table:table-cell>
          <table:table-cell office:value-type="string">
            <text:p>linear</text:p>
          </table:table-cell>
          <table:table-cell office:value-type="string">
            <text:p>µA 78L05</text:p>
          </table:table-cell>
          <table:table-cell office:value-type="float" office:value="0.12">
            <text:p>0,12</text:p>
          </table:table-cell>
          <table:table-cell table:formula="of:=[.B8]*[.H8]" office:value-type="float" office:value="0.72">
            <text:p>0,7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$B$1]*[.A9]" office:value-type="float" office:value="3">
            <text:p>3</text:p>
          </table:table-cell>
          <table:table-cell office:value-type="string">
            <text:p>IC4</text:p>
          </table:table-cell>
          <table:table-cell office:value-type="string">
            <text:p>74HCT373DW</text:p>
          </table:table-cell>
          <table:table-cell office:value-type="string">
            <text:p>SO20W</text:p>
          </table:table-cell>
          <table:table-cell office:value-type="string">
            <text:p>74xx-eu</text:p>
          </table:table-cell>
          <table:table-cell table:style-name="ce6" office:value-type="string">
            <text:p><text:a xlink:href="http://www.reichelt.de/ICs-74HC-SMD/SMD-HC-373/index.html?;ACTION=3;LA=2;ARTICLE=18677;GROUPID=2931;SID=13TWgtTH8AAAIAAEgztoo18c9a48cc3f627c715d9354cef4bd4d0">SMD HC 373</text:a> </text:p>
          </table:table-cell>
          <table:table-cell office:value-type="float" office:value="0.21">
            <text:p>0,21</text:p>
          </table:table-cell>
          <table:table-cell table:formula="of:=[.B9]*[.H9]" office:value-type="float" office:value="0.63">
            <text:p>0,6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P2</text:p>
          </table:table-cell>
          <table:table-cell table:style-name="ce3" office:value-type="string">
            <text:p>4pol</text:p>
          </table:table-cell>
          <table:table-cell office:value-type="string">
            <text:p>JP4</text:p>
          </table:table-cell>
          <table:table-cell office:value-type="string">
            <text:p>jumper</text:p>
          </table:table-cell>
          <table:table-cell/>
          <table:table-cell/>
          <table:table-cell table:formula="of:=[.B10]*[.H10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KL1</text:p>
          </table:table-cell>
          <table:table-cell table:number-columns-repeated="2" office:value-type="string">
            <text:p>AST021-04</text:p>
          </table:table-cell>
          <table:table-cell office:value-type="string">
            <text:p>con-ria</text:p>
          </table:table-cell>
          <table:table-cell office:value-type="string">
            <text:p>AST021-04</text:p>
          </table:table-cell>
          <table:table-cell office:value-type="float" office:value="0.69">
            <text:p>0,69</text:p>
          </table:table-cell>
          <table:table-cell table:formula="of:=[.B11]*[.H11]" office:value-type="float" office:value="2.76">
            <text:p>2,7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$B$1]*[.A12]" office:value-type="float" office:value="3">
            <text:p>3</text:p>
          </table:table-cell>
          <table:table-cell/>
          <table:table-cell office:value-type="string">
            <text:p>AST021-06</text:p>
          </table:table-cell>
          <table:table-cell table:number-columns-repeated="2"/>
          <table:table-cell office:value-type="string">
            <text:p>AST021-06</text:p>
          </table:table-cell>
          <table:table-cell office:value-type="float" office:value="1.05">
            <text:p>1,05</text:p>
          </table:table-cell>
          <table:table-cell table:formula="of:=[.B12]*[.H12]" office:value-type="float" office:value="3.15">
            <text:p>3,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Q1</text:p>
          </table:table-cell>
          <table:table-cell office:value-type="string">
            <text:p>4.00000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  <table:table-cell office:value-type="string">
            <text:p>4,0000-HC49U-S</text:p>
          </table:table-cell>
          <table:table-cell office:value-type="float" office:value="0.18">
            <text:p>0,18</text:p>
          </table:table-cell>
          <table:table-cell table:formula="of:=[.B13]*[.H13]" office:value-type="float" office:value="1.08">
            <text:p>1,0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3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  <table:table-cell/>
          <table:table-cell/>
          <table:table-cell table:formula="of:=[.B14]*[.H14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8</text:p>
          </table:table-cell>
          <table:table-cell office:value-type="string">
            <text:p>1M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  <table:table-cell/>
          <table:table-cell/>
          <table:table-cell table:formula="of:=[.B15]*[.H15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$B$1]*[.A16]" office:value-type="float" office:value="21">
            <text:p>21</text:p>
          </table:table-cell>
          <table:table-cell office:value-type="string">
            <text:p>REL1 – REL7</text:p>
          </table:table-cell>
          <table:table-cell office:value-type="string">
            <text:p>FIN41.61</text:p>
          </table:table-cell>
          <table:table-cell office:value-type="string">
            <text:p>FIN41</text:p>
          </table:table-cell>
          <table:table-cell office:value-type="string">
            <text:p>relay</text:p>
          </table:table-cell>
          <table:table-cell office:value-type="string">
            <text:p>FIN 41.61.9 12V</text:p>
          </table:table-cell>
          <table:table-cell office:value-type="float" office:value="1.6">
            <text:p>1,6</text:p>
          </table:table-cell>
          <table:table-cell table:formula="of:=[.B16]*[.H16]" office:value-type="float" office:value="33.6">
            <text:p>33,6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$1</text:p>
          </table:table-cell>
          <table:table-cell office:value-type="string">
            <text:p>MC9S08DZ16CLC</text:p>
          </table:table-cell>
          <table:table-cell office:value-type="string">
            <text:p>LQFP32</text:p>
          </table:table-cell>
          <table:table-cell office:value-type="string">
            <text:p>MC9S08DZ16CLC</text:p>
          </table:table-cell>
          <table:table-cell/>
          <table:table-cell/>
          <table:table-cell table:formula="of:=[.B17]*[.H17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$2 – U$6</text:p>
          </table:table-cell>
          <table:table-cell table:number-columns-repeated="2" office:value-type="string">
            <text:p>W236-2</text:p>
          </table:table-cell>
          <table:table-cell office:value-type="string">
            <text:p>con-wago-508</text:p>
          </table:table-cell>
          <table:table-cell/>
          <table:table-cell/>
          <table:table-cell table:formula="of:=[.B18]*[.H18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$B$1]*[.A19]" office:value-type="float" office:value="3">
            <text:p>3</text:p>
          </table:table-cell>
          <table:table-cell table:style-name="Default" office:value-type="string">
            <text:p>LP</text:p>
          </table:table-cell>
          <table:table-cell table:style-name="Default" office:value-type="string">
            <text:p>Leiterplatte</text:p>
          </table:table-cell>
          <table:table-cell table:style-name="Default" table:number-columns-repeated="2"/>
          <table:table-cell/>
          <table:table-cell/>
          <table:table-cell table:formula="of:=[.B19]*[.H19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$B$1]*[.A20]" office:value-type="float" office:value="3">
            <text:p>3</text:p>
          </table:table-cell>
          <table:table-cell table:style-name="Default"/>
          <table:table-cell table:style-name="Default" office:value-type="string">
            <text:p>Gehäuse</text:p>
          </table:table-cell>
          <table:table-cell table:style-name="Default" table:number-columns-repeated="2"/>
          <table:table-cell/>
          <table:table-cell/>
          <table:table-cell table:formula="of:=[.B20]*[.H20]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"/>
          <table:table-cell table:formula="of:=SUM([.I2:.I20])" office:value-type="float" office:value="49.15">
            <text:p>49,1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.08.2011</text:date>, <text:time>19:5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Bachl</meta:initial-creator>
    <meta:creation-date>2011-08-22T20:39:21.77</meta:creation-date>
    <dc:date>2011-08-23T19:51:59.82</dc:date>
    <dc:creator>Andreas Bachl</dc:creator>
    <meta:editing-duration>PT22H11M35S</meta:editing-duration>
    <meta:editing-cycles>1</meta:editing-cycles>
    <meta:document-statistic meta:table-count="3" meta:cell-count="163" meta:object-count="0"/>
    <meta:generator>OpenOffice.org/3.1$Win32 OpenOffice.org_project/310m19$Build-9420</meta:generator>
  </office:meta>
</office:document-meta>
</file>